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break-before="pag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.5in" style:auto-text-indent="false" fo:break-before="page"/>
    </style:style>
    <style:style style:name="P6" style:family="paragraph" style:parent-style-name="Heading_20_1" style:list-style-name="WWNum1">
      <style:paragraph-properties fo:margin-left="0.5in" fo:margin-right="0in" fo:margin-top="0.278in" fo:margin-bottom="0.0835in" loext:contextual-spacing="true" fo:text-indent="-0.25in" style:auto-text-indent="false"/>
    </style:style>
    <style:style style:name="P7" style:family="paragraph" style:parent-style-name="Heading_20_1">
      <style:paragraph-properties fo:margin-top="0.278in" fo:margin-bottom="0.0835in" loext:contextual-spacing="false"/>
    </style:style>
    <style:style style:name="P8" style:family="paragraph" style:parent-style-name="Heading_20_1">
      <style:paragraph-properties fo:margin-left="0in" fo:margin-right="0in" fo:margin-top="0.278in" fo:margin-bottom="0.0835in" loext:contextual-spacing="false" fo:text-indent="0.5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ítulo</text:p>
      <text:p text:style-name="P1"/>
      <text:p text:style-name="P1"/>
      <text:p text:style-name="P1">Páginas iniciais…</text:p>
      <text:p text:style-name="P1"/>
      <text:p text:style-name="Standard"/>
      <text:p text:style-name="P2"/>
      <text:list xml:id="list5041258945058700489" text:style-name="WWNum1">
        <text:list-item>
          <text:p text:style-name="P6"><text:bookmark text:name="_qutg834rpbf8"/>Introdução</text:p>
        </text:list-item>
      </text:list>
      <text:p text:style-name="P1">Aqui vai a introdução. Só fazer depois que o 2, 3, 4 e 5 estiverem ok.</text:p>
      <text:p text:style-name="P1"/>
      <text:p text:style-name="P1"/>
      <text:p text:style-name="P1"/>
      <text:p text:style-name="Standard"/>
      <text:p text:style-name="P2"/>
      <text:list xml:id="list41210433611689" text:continue-numbering="true" text:style-name="WWNum1">
        <text:list-item>
          <text:p text:style-name="P6"><text:bookmark text:name="_x41otp686ifh"/>Fundamentação teórica</text:p>
        </text:list-item>
      </text:list>
      <text:p text:style-name="P4">Aqui vai tudo o que você usou mas não criou. O que seu leitor precisa saber pra entender seu trabalho. </text:p>
      <text:p text:style-name="P4">Só fazer depois que o 3, 4 e 5 estiverem ok.</text:p>
      <text:p text:style-name="P4"/>
      <text:p text:style-name="Standard"/>
      <text:p text:style-name="P5"/>
      <text:list xml:id="list41210479721341" text:continue-numbering="true" text:style-name="WWNum1">
        <text:list-item>
          <text:p text:style-name="P6"><text:bookmark text:name="_s1lwlia3m5tx"/>Projeto e desenvolvimento do sistema</text:p>
        </text:list-item>
      </text:list>
      <text:p text:style-name="P4">Aqui vai tudo o que você precisou fazer para projetar e desenvolver o seu sistema. </text:p>
      <text:p text:style-name="P4">É o mais importante, porque apresenta o software que você criou. Como é porte, precisa falar dos detalhes do que foi portado.</text:p>
      <text:p text:style-name="P4">Aquele email com mudanças na lista de syscalls entra aqui, como referência. Precisa incluir ele nas referências.</text:p>
      <text:p text:style-name="P4">Fazer como a primeira coisa do texto. Vai alimentando referências em paralelo.</text:p>
      <text:p text:style-name="Standard"/>
      <text:p text:style-name="P5"/>
      <text:list xml:id="list41210588713754" text:continue-numbering="true" text:style-name="WWNum1">
        <text:list-item>
          <text:p text:style-name="P6"><text:bookmark text:name="_ycrwmbpkjde7"/>Testes e resultados obtidos</text:p>
        </text:list-item>
      </text:list>
      <text:p text:style-name="P1"><text:tab/>Aqui você descreve os testes que foram planejados e executados, bem como os resultados que você alcançou nestes testes.</text:p>
      <text:p text:style-name="P4">Faça logo depois do cap 3.</text:p>
      <text:p text:style-name="P1"/>
      <text:p text:style-name="P1"/>
      <text:p text:style-name="Standard"/>
      <text:p text:style-name="P2"/>
      <text:list xml:id="list41210397069891" text:continue-numbering="true" text:style-name="WWNum1">
        <text:list-item>
          <text:p text:style-name="P6"><text:bookmark text:name="_25u0h9rzjjru"/>Conclusões e trabalhos futuros</text:p>
        </text:list-item>
      </text:list>
      <text:p text:style-name="P1"><text:tab/>Aqui você incluirá tudo o que concluiu e listará que trabalhos futuros podem ser interessantes. Qualquer coisa que você acha que poderia ter feito, mas que está fora destes escopo.</text:p>
      <text:p text:style-name="P1"/>
      <text:p text:style-name="Standard"/>
      <text:p text:style-name="P2"/>
      <text:p text:style-name="P7"><text:bookmark text:name="_yxf3yl9w74l"/>Referências</text:p>
      <text:p text:style-name="P4">Aqui entram todos os documentos usados como base para entender o kernel, o patch, como usar, tempo real, etc.</text:p>
      <text:p text:style-name="P4">Precisa ser feito DURANTE a escrita do texto, ou não será feito.</text:p>
      <text:p text:style-name="P4"/>
      <text:p text:style-name="P4"/>
      <text:p text:style-name="Standard"/>
      <text:p text:style-name="P5"/>
      <text:p text:style-name="P8"><text:bookmark text:name="_8e8wui8yxn9r"/>Anex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21" meta:word-count="225" meta:character-count="1289" meta:non-whitespace-character-count="1086"/>
    <meta:generator>LibreOfficeDev/5.1.0.3$Linux_X86_64 LibreOffice_project/</meta:generator>
  </office:meta>
</office:document-meta>
</file>